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2024/03/09</text:p>
          </table:table-cell>
          <table:table-cell table:style-name="ce33" office:value-type="string" calcext:value-type="string">
            <text:p>TechChariot#4776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XX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Units in center will be made invisible</text:p>
            <text:p>And adjusted to work efficiently. Transport</text:p>
            <text:p>Will be given hero status and 0 pop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ransport ship rule changes are logical, but not described in the component spec.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Final Evaluation on the map will be performed pending satisfaction of mundane requirements.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Recommendation – ice masking/navigable ice should be added to help the Neptune theme stand out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here aren’t any good choices here, so Mangroves are fine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Recommendation – planet size should be random.</text:p>
          </table:table-cell>
          <table:table-cell table:number-columns-repeated="1017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2" table:formula="of:=COUNTIF([.$F$6:.$F$75];[.A83])" office:value-type="float" office:value="48" calcext:value-type="float" table:number-columns-spanned="2" table:number-rows-spanned="1">
            <text:p>48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 Sheet1.D57:Sheet1.D59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9T10:05:24.974000000</dc:date>
    <meta:editing-duration>P2DT14H21M21S</meta:editing-duration>
    <meta:editing-cycles>147</meta:editing-cycles>
    <meta:generator>LibreOffice/7.1.3.2$Windows_X86_64 LibreOffice_project/47f78053abe362b9384784d31a6e56f8511eb1c1</meta:generator>
    <meta:document-statistic meta:table-count="1" meta:cell-count="244" meta:object-count="0"/>
  </office:meta>
</office:document-meta>
</file>